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.setTask( String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setComponent( String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createComponentMessage( Message ms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Messag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setResult( String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setException(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failure( String task , String component , String info , Throwable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